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6-13_20-54-2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6-14_01-37-39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6-14_07-42-28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6-14_07-49-1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7];CONCATENATE([.C7];&quot; / &quot;;[.E5]))" office:value-type="string" office:string-value=":m #*# RES / JVEMV6 64#297_ninchi_katoo / 『認知症になるとなぜ「不可解な行動」をとるのか』 著者=加藤伸司,校注=~ / p.27 / w=病識；作話；周辺症状；感情失禁；,topic=~,publisher=~,other=~">
            <text:p>:m #*# RES / JVEMV6 64#297_ninchi_katoo / 『認知症になるとなぜ「不可解な行動」をとるのか』 著者=加藤伸司,校注=~ / p.27 / w=病識；作話；周辺症状；感情失禁；,topic=~,publisher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6-14_11-07-11_000.jpg</text:p>
          </table:table-cell>
          <table:table-cell table:style-name="ce26" office:value-type="string">
            <text:p>:bookmemo / 読んだ本 / 『認知症になるとなぜ「不可解な行動」をとるのか』 / 著者=加藤伸司 /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bookmemo / 読んだ本 / 『認知症になるとなぜ「不可解な行動」をとるのか』 / 著者=加藤伸司 /">
            <text:p>:bookmemo / 読んだ本 / 『認知症になるとなぜ「不可解な行動」をとるのか』 / 著者=加藤伸司 /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6-14_11-09-05_000.jpg</text:p>
          </table:table-cell>
          <table:table-cell table:style-name="ce27" office:value-type="string">
            <text:p>:m #*# RES / JVEMV6 64#297_ninchi_katoo / 『認知症になるとなぜ「不可解な行動」をとるのか』 著者=加藤伸司,校注=~ / p.27 / w=病識；作話；周辺症状；感情失禁；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297_ninchi_katoo / 『認知症になるとなぜ「不可解な行動」をとるのか』 著者=加藤伸司,校注=~ / p.27 / w=病識；作話；周辺症状；感情失禁；,topic=~,publisher=~,other=~">
            <text:p>:m #*# RES / JVEMV6 64#297_ninchi_katoo / 『認知症になるとなぜ「不可解な行動」をとるのか』 著者=加藤伸司,校注=~ / p.27 / w=病識；作話；周辺症状；感情失禁；,topic=~,publisher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6-14_13-41-4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6-14_15-37-19_000.mp4</text:p>
          </table:table-cell>
          <table:table-cell table:style-name="ce26" office:value-type="string">
            <text:p>:VIDEO / @自室 / 記録 / jap.flute / 演奏、play / R=1 / genre=practice,for=~,file-piece-id=~,memo=~,session=2023-06-14_15-37-19_000.mp4,recording-id=~,other=~ / follow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practice,for=~,file-piece-id=~,memo=~,session=2023-06-14_15-37-19_000.mp4,recording-id=~,other=~ / follow~">
            <text:p>:VIDEO / @自室 / 記録 / jap.flute / 演奏、play / R=1 / genre=practice,for=~,file-piece-id=~,memo=~,session=2023-06-14_15-37-19_000.mp4,recording-id=~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6-14_15-58-32_000.jpg</text:p>
          </table:table-cell>
          <table:table-cell table:style-name="ce26" office:value-type="string">
            <text:p>:bookmemo / 読んだ本 / 『神は、脳がつくった』 / 著者=E.フラー・トリー / 途中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bookmemo / 読んだ本 / 『神は、脳がつくった』 / 著者=E.フラー・トリー / 途中">
            <text:p>:bookmemo / 読んだ本 / 『神は、脳がつくった』 / 著者=E.フラー・トリー / 途中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7" office:value-type="string">
            <text:p>2023-06-14_15-58-44_000.jpg</text:p>
          </table:table-cell>
          <table:table-cell table:style-name="ce26" office:value-type="string">
            <text:p>:bookmemo / 読んだ本 / 『神は、脳がつくった』 / 著者=E.フラー・トリー / 途中 ここま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bookmemo / 読んだ本 / 『神は、脳がつくった』 / 著者=E.フラー・トリー / 途中 ここまで">
            <text:p>:bookmemo / 読んだ本 / 『神は、脳がつくった』 / 著者=E.フラー・トリー / 途中 ここまで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4">2023/06/14</text:date>, <text:time>17:37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4T17:37:53.91</dc:date>
    <dc:creator>iwabuchi ken</dc:creator>
    <meta:editing-duration>P57DT4H48M45S</meta:editing-duration>
    <meta:editing-cycles>18798</meta:editing-cycles>
    <meta:document-statistic meta:table-count="2" meta:cell-count="919" meta:object-count="0"/>
    <meta:user-defined meta:name="qrichtext">1</meta:user-defined>
  </office:meta>
</office:document-meta>
</file>